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</office:automatic-styles>
  <office:body>
    <office:text text:use-soft-page-breaks="true">
      <text:p text:style-name="P1">Re: Initial Post</text:p>
      <text:p text:style-name="Normal">by <text:a xlink:href="https://www.my-course.co.uk/user/view.php?id=24199&amp;course=12059" office:target-frame-name="_top" xlink:show="replace"><text:span text:style-name="Hyperlink">Todd Edge</text:span></text:a> - Monday, 12 August 2024, 1:17 PM</text:p>
      <text:p text:style-name="Normal">Peer Response<text:line-break/><text:line-break/>Hi Aleksandr,<text:line-break/><text:line-break/>You have chosen an interesting weakness to demonstrate - it was really interesting, and eye-opening, to research this type of attack, and your diagram was very similar to the mental picture I had of this process! I like how your flowchart clearly shows how SQL injection can be avoided, demonstrating - in an easy to understand manner - how input validation works in both accepting and rejecting user input.<text:line-break/><text:line-break/>To improve - and this is something that I have reflected that I need to do in my diagram - your text descriptions above each arrow are technically comments and, from what I've read on UML since posting mine, should be written inside a block that looks like a post-it note (I have seen a few other students use these in their initial posts and now wish I had used them!). It is my understanding that plain text above or below an arrow in sequence diagrams are reserved for names of methods e.g. DisplayResults()<text:line-break/><text:line-break/>Also, perhaps you could demonstrate how SQL injection is performed when input validation is not utilised?<text:line-break/><text:line-break/>Kind regards,<text:line-break/><text:line-break/>Todd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Normal">by <text:a xlink:href="https://www.my-course.co.uk/user/view.php?id=24199&amp;course=12059" office:target-frame-name="_top" xlink:show="replace"><text:span text:style-name="Hyperlink">Todd Edge</text:span></text:a> - Monday, 12 August 2024, 1:32 PM</text:p>
      <text:p text:style-name="Normal">Peer response<text:line-break/><text:line-break/>Hi Lauren,<text:line-break/><text:line-break/>Your choice of security weakness is a matter close to my heart, working as an IT technician! Your explanation of the weakness is comprehensive and helps me to make sense of your flowcharts. I like how you have demonstrated both broken and complete access control here.<text:line-break/><text:line-break/>To improve - and this is something that I have only recently discovered myself - you could adhere more strictly to UML protocol by, for example, detailing the parts of the system (e.g. 'database') in simple rectangular shapes, rather than post-it blocks (which, I have recently discovered, are reserved for comments). I found this section on Wikipedia really helpful for me, and realised a few mistakes I made: https://en.wikipedia.org/wiki/Sequence_diagram<text:line-break/><text:line-break/>Kind regards,<text:line-break/><text:line-break/>Tod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4-10-18T23:57:00Z</meta:creation-date>
    <dc:date>2024-10-18T23:57:00Z</dc:date>
    <meta:template xlink:href="Normal" xlink:type="simple"/>
    <meta:editing-cycles>2</meta:editing-cycles>
    <meta:editing-duration>PT60S</meta:editing-duration>
    <meta:document-statistic meta:page-count="2" meta:paragraph-count="4" meta:word-count="319" meta:character-count="2136" meta:row-count="15" meta:non-whitespace-character-count="1821"/>
  </office:meta>
</office:document-meta>
</file>